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Footnote">
      <style:paragraph-properties fo:text-align="justify" style:justify-single-word="false"/>
    </style:style>
    <style:style style:name="P20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9pt" style:font-size-asian="9pt" style:font-name-complex="Arial1" style:font-size-complex="9pt"/>
    </style:style>
    <style:style style:name="T8" style:family="text">
      <style:text-properties style:font-name-complex="Arial1" style:font-size-complex="11pt"/>
    </style:style>
    <style:style style:name="T9" style:family="text">
      <style:text-properties fo:color="#0000ff"/>
    </style:style>
    <style:style style:name="T10" style:family="text">
      <style:text-properties fo:font-weight="bold" style:font-weight-asian="bold" style:font-name-complex="Arial1" style:font-size-complex="11pt"/>
    </style:style>
    <style:style style:name="T11" style:family="text">
      <style:text-properties style:text-position="super 58%" style:font-name="Arial1" fo:font-size="9pt" style:font-size-asian="9pt" style:font-name-complex="Arial1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3"> DPAS/SIS/BADA/SUSPENSION/</text:span><text:span text:style-name="T3"><text:date style:data-style-name="N106" text:date-value="2013-03-11T16:18:08.10">2013</text:date></text:span></text:p>
              <text:p text:style-name="P7"><text:span text:style-name="T2"><text:s text:c="9"/>Matricule CAF : </text:span><text:span text:style-name="T2"><text:user-field-get text:name="dossier_matricule"/></text:span></text:p>
              <text:p text:style-name="P7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 le <text:date style:data-style-name="N36" text:date-value="2013-03-11T16:18:08.10">11/03/2013</text:date></text:p>
            </table:table-cell>
            <table:table-cell table:style-name="Tableau1.B3" office:value-type="string">
              <text:p text:style-name="P9"><text:user-field-get text:name="adresse_numvoie"/> <text:span text:style-name="T5"><text:user-field-get text:name="adresse_libtypevoie"/></text:span><text:span text:style-name="T5"> </text:span><text:span text:style-name="T4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12">En tant que bénéficiaire du Revenu de Solidarité Active (RSA), vous devez être <text:conditional-text text:condition="ooow:personne_qual ==&quot;Monsieur&quot;" text:string-value-if-true="accompagné" text:string-value-if-false="accompagnée" text:current-value="true">accompagnée</text:conditional-text><text:span text:style-name="T9">,</text:span> dans votre parcours d’insertion, par un service référent unique.</text:p>
        <text:p text:style-name="P12"/>
        <text:p text:style-name="P12">L’Equipe Pluridisciplinaire, lors de sa réunion du <text:user-field-get style:data-style-name="N0" text:name="commissionep_dateseance">0</text:user-field-get><text:span text:style-name="T9">, </text:span>a examiné votre situation, et afin de répondre au mieux à vos besoins, le Président du Conseil général a<text:span text:style-name="T9"> </text:span>décidé de vous orienter vers un nouveau service référent.</text:p>
        <text:p text:style-name="P12"/>
        <text:p text:style-name="P12"><text:span text:style-name="T8">A compter de ce jour, votre service référent est </text:span><text:span text:style-name="T10">Pôle Emploi</text:span><text:span text:style-name="T8">.</text:span></text:p>
        <text:p text:style-name="P13"/>
        <text:p text:style-name="P13">Avec l’aide de ce service, vous devrez définir la suite de votre parcours d’insertion et signer un Projet Personnalisé d’Accès à l’Emploi (PPAE).</text:p>
        <text:list xml:id="list36317925" text:style-name="WW8Num1">
          <text:list-item>
            <text:p text:style-name="P23"><text:span text:style-name="T8">Si vous êtes déjà inscrit(e) à Pôle Emploi, appelez le 39 49</text:span><text:span text:style-name="Footnote_20_Symbol"><text:span text:style-name="T8"><text:note text:id="ftn1" text:note-class="footnote"><text:note-citation>1</text:note-citation><text:note-body><text:p text:style-name="P19"><text:span text:style-name="T6"><text:s/></text:span><text:span text:style-name="T7">Selon le service, gratuit ou 0,11 € TTC maximum l'appel, hors éventuel surcoût de l'opérateur, voir conditions sur </text:span><text:a xlink:type="simple" xlink:href="http://www.pole-emploi.fr/"><text:span text:style-name="Internet_20_link"><text:span text:style-name="T7">www.pole-emploi.fr</text:span></text:span></text:a></text:p></text:note-body></text:note></text:span></text:span><text:span text:style-name="T8"> afin de convenir d’un rendez-vous avec votre conseiller.</text:span></text:p>
          </text:list-item>
          <text:list-item>
            <text:p text:style-name="P23"><text:span text:style-name="T8">Si vous n’êtes pas inscrit(e) à Pôle Emploi, inscrivez-vous sur le site </text:span><text:a xlink:type="simple" xlink:href="http://www.poleemploi.fr/"><text:span text:style-name="Internet_20_link"><text:span text:style-name="T8">www.pole-emploi.fr</text:span></text:span></text:a><text:span text:style-name="T8"> ou en appelant le 39 49</text:span><text:span text:style-name="Footnote_20_Symbol"><text:span text:style-name="T8"><text:note text:id="ftn2" text:note-class="footnote"><text:note-citation text:label="1">1</text:note-citation><text:note-body><text:p text:style-name="P20"/></text:note-body></text:note></text:span></text:span><text:span text:style-name="T8">.</text:span></text:p>
          </text:list-item>
        </text:list>
        <text:p text:style-name="P13"/>
        <text:p text:style-name="P12"><text:span text:style-name="T8">La loi</text:span><text:span text:style-name="Footnote_20_Symbol"><text:span text:style-name="T8"><text:note text:id="ftn3" text:note-class="footnote"><text:note-citation>2</text:note-citation><text:note-body><text:p text:style-name="Footnote"><text:span text:style-name="T7"><text:s text:c="2"/>Selon l’article L262-37 de la Loi n° 2008-1249 du 1</text:span><text:span text:style-name="T11">er</text:span><text:span text:style-name="T7"> décembre 2008</text:span></text:p></text:note-body></text:note></text:span></text:span><text:span text:style-name="T8"> prévoit que si vous ne respectez pas cette obligation le versement de votre allocation pourra être suspendu.</text:span></text:p>
        <text:p text:style-name="P13"/>
        <text:p text:style-name="P5">Je vous prie d’agréer, <text:user-field-get text:name="personne_qual"/>, l’expression de mes salutations distinguées.</text:p>
        <text:p text:style-name="P18"/>
        <text:p text:style-name="P18"/>
        <text:p text:style-name="P18"/>
        <text:p text:style-name="P16">Pour le Président du Conseil général</text:p>
        <text:p text:style-name="P16">et par délégation,</text:p>
        <text:p text:style-name="P16"/>
        <text:p text:style-name="P17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3-11T16:18:08.06</dc:date>
    <dc:creator>Julien Mille</dc:creator>
    <meta:editing-duration>PT06H02M01S</meta:editing-duration>
    <meta:editing-cycles>9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1" meta:word-count="225" meta:character-count="1417"/>
  </office:meta>
</office:document-meta>
</file>